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margin-left="0.0102in" fo:margin-right="0.3937in" fo:margin-top="0in" fo:margin-bottom="0in" fo:text-indent="0in" style:auto-text-indent="false" fo:padding="0in" fo:border="none"/>
    </style:style>
    <style:style style:name="P2" style:family="paragraph" style:parent-style-name="Standard">
      <style:paragraph-properties fo:margin-left="0.0102in" fo:margin-right="0.3937in" fo:margin-top="0in" fo:margin-bottom="0in" fo:text-indent="0in" style:auto-text-indent="false" fo:padding="0in" fo:border="none"/>
      <style:text-properties fo:font-weight="bold" style:font-weight-asian="bold" style:font-weight-complex="bold"/>
    </style:style>
    <style:style style:name="P3" style:family="paragraph" style:parent-style-name="Quotations">
      <style:paragraph-properties fo:margin-left="0.0102in" fo:margin-right="0.3937in" fo:margin-top="0in" fo:margin-bottom="0in" fo:text-indent="0in" style:auto-text-indent="false" fo:padding="0in" fo:border="none"/>
    </style:style>
    <style:style style:name="P4" style:family="paragraph" style:parent-style-name="Quotations">
      <style:paragraph-properties fo:margin-left="0.0102in" fo:margin-right="0.3937in" fo:margin-top="0in" fo:margin-bottom="0in" fo:text-indent="0in" style:auto-text-indent="false" fo:padding="0in" fo:border="none"/>
      <style:text-properties fo:font-weight="bold" style:font-weight-asian="bold" style:font-weight-complex="bold"/>
    </style:style>
    <style:style style:name="P5" style:family="paragraph" style:parent-style-name="Quotations">
      <style:paragraph-properties fo:margin-left="0in" fo:margin-right="0.3937in" fo:margin-top="0in" fo:margin-bottom="0in" fo:text-indent="0in" style:auto-text-indent="false" fo:padding="0in" fo:border="none"/>
      <style:text-properties fo:font-weight="bold" style:font-weight-asian="bold" style:font-weight-complex="bold"/>
    </style:style>
    <style:style style:name="P6" style:family="paragraph" style:parent-style-name="Standard">
      <style:paragraph-properties fo:margin-left="0.0102in" fo:margin-right="0.3937in" fo:margin-top="0in" fo:margin-bottom="0in" fo:text-indent="0in" style:auto-text-indent="false" fo:padding="0in" fo:border="none"/>
      <style:text-properties fo:font-weight="normal" style:font-weight-asian="normal" style:font-weight-complex="normal"/>
    </style:style>
    <style:style style:name="P7" style:family="paragraph" style:parent-style-name="Standard">
      <style:paragraph-properties fo:margin-left="0.0102in" fo:margin-right="0.3937in" fo:margin-top="0in" fo:margin-bottom="0in" fo:text-indent="0in" style:auto-text-indent="false" fo:padding="0in" fo:border="no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ghtning Talk Abstract for LACNIC23 – 18/22 May, 2015</text:p>
      <text:p text:style-name="P1"/>
      <text:p text:style-name="P2">Authors:</text:p>
      <text:p text:style-name="P6"><text:tab/>Chris Ritzo</text:p>
      <text:p text:style-name="P6"><text:tab/>Interim Director of Technology and Measurement Lab Project Manager</text:p>
      <text:p text:style-name="P6"><text:tab/>Open Technology Institute at New America Foundation</text:p>
      <text:p text:style-name="P2"><text:span text:style-name="T2"><text:tab/></text:span><text:a xlink:type="simple" xlink:href="mailto:critzo@measurementlab.net"><text:span text:style-name="T2">critzo@measurementlab.net</text:span></text:a></text:p>
      <text:p text:style-name="P6"/>
      <text:p text:style-name="P6"><text:tab/>Collin Anderson</text:p>
      <text:p text:style-name="P6"><text:tab/>Researcher, Measurement Lab</text:p>
      <text:p text:style-name="P2"><text:span text:style-name="T2"><text:tab/></text:span><text:a xlink:type="simple" xlink:href="mailto:collin@measurementlab.net"><text:span text:style-name="T2">collin@measurementlab.net</text:span></text:a><text:span text:style-name="T2"> </text:span></text:p>
      <text:p text:style-name="P6"/>
      <text:p text:style-name="P2"><text:span text:style-name="T2"><text:tab/></text:span><text:span text:style-name="T3">Measurement Lab can guarantee attendance of at least one of our authors, but do express <text:tab/>interest in financial assistance as outlined in the “Speaker Benefits” document, <text:s/>if <text:tab/>selected to present at LACNIC.</text:span></text:p>
      <text:p text:style-name="P6"><text:s/></text:p>
      <text:p text:style-name="P2">Presenters:</text:p>
      <text:p text:style-name="P6"><text:tab/>Measurement Lab staff, to be determined.</text:p>
      <text:p text:style-name="P6"/>
      <text:p text:style-name="P1"><text:span text:style-name="T1">Title:</text:span> <text:tab/><text:tab/><text:tab/>Internet Policy and Independent Network Performance Measurement</text:p>
      <text:p text:style-name="P2">Estimated Time: <text:span text:style-name="T2"><text:tab/>10 min</text:span></text:p>
      <text:p text:style-name="P6"/>
      <text:p text:style-name="P4">Abstract:</text:p>
      <text:p text:style-name="P3">As the Internet drives economic and social development, national telecommunications regulators and service providers have an interest in performance data that reflects real-world conditions. Measurement Lab (M-Lab) provides the largest open repository of performance data, collected from broad sample populations, that reflects end-user conditions based on software integrations and partnerships. This dataset is currently used by governments and public interest organizations across North America and Europe, in order to assess the deployment and performance of broadband connectivity. The most recent research from M-Lab's data exposed episodes of persistent congestion across the United States over the past three years due to network interconnection disagreements. As M-Lab builds out its infrastructure to include more international coverage, it has sought to promote the use of its existing data and increase collaborations in Central and South America. This presentation will serve as an introduction to the platform as a public resource that provides open, methodologically-based performance and transparency data from the edge, in order to prompt greater use of existing data and tools amongst the providers, regulators and organizations that have an interest in promoting reliable access. We will introduce the measurements that M-Lab is currently collecting and then describe how to access this information through newly release toolkits. The presentation will use the technical findings of our U.S. interconnection study, including discovery of prioritization regimes, to demonstrate trustworthy measurement on controversial issues as a third-party to an underlying network relationship. This presentation will also offer an update on new developments with M-Lab, including new tests and sites in Central and South America, and conclude with an invitation for further collaboration.</text:p>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5-03-01T15:16:05</meta:creation-date>
    <dc:date>2015-05-08T17:34:03</dc:date>
    <dc:creator>C R</dc:creator>
    <meta:editing-duration>P0D</meta:editing-duration>
    <meta:editing-cycles>2</meta:editing-cycles>
    <meta:generator>LibreOffice/3.5$Linux_x86 LibreOffice_project/350m1$Build-2</meta:generator>
    <meta:document-statistic meta:table-count="0" meta:image-count="0" meta:object-count="0" meta:page-count="1" meta:paragraph-count="17" meta:word-count="354" meta:character-count="2548" meta:non-whitespace-character-count="2192"/>
  </office:meta>
</office:document-meta>
</file>